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Growth</text:p>
          </table:table-cell>
          <table:table-cell table:number-columns-repeated="3"/>
          <table:table-cell office:value-type="string" calcext:value-type="string">
            <text:p>Growth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07" calcext:value-type="float">
            <text:p>1.0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 Bank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In Ban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C8]*[.$B$5]"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[.G8]*[.F5]" office:value-type="float" office:value="1.07" calcext:value-type="float">
            <text:p>1.0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00" calcext:value-type="float">
            <text:p>-200</text:p>
          </table:table-cell>
          <table:table-cell table:formula="of:=([.C9]+[.D8])*[.$B$5]" office:value-type="float" office:value="400" calcext:value-type="float">
            <text:p>4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H8]+[.G9])*[.$F$5]" office:value-type="float" office:value="2.2149" calcext:value-type="float">
            <text:p>2.214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200" calcext:value-type="float">
            <text:p>-200</text:p>
          </table:table-cell>
          <table:table-cell table:formula="of:=([.C10]+[.D9])*[.$B$5]" office:value-type="float" office:value="400" calcext:value-type="float">
            <text:p>400</text:p>
          </table:table-cell>
          <table:table-cell/>
          <table:table-cell office:value-type="float" office:value="3" calcext:value-type="float">
            <text:p>3</text:p>
          </table:table-cell>
          <table:table-cell table:formula="of:=1" office:value-type="float" office:value="1" calcext:value-type="float">
            <text:p>1</text:p>
          </table:table-cell>
          <table:table-cell table:formula="of:=([.H9]+[.G10])*[.$F$5]" office:value-type="float" office:value="3.439943" calcext:value-type="float">
            <text:p>3.43994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200" calcext:value-type="float">
            <text:p>-200</text:p>
          </table:table-cell>
          <table:table-cell table:formula="of:=([.C11]+[.D10])*[.$B$5]" office:value-type="float" office:value="400" calcext:value-type="float">
            <text:p>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H10]+[.G11])*[.$F$5]" office:value-type="float" office:value="4.75073901" calcext:value-type="float">
            <text:p>4.7507390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200" calcext:value-type="float">
            <text:p>-200</text:p>
          </table:table-cell>
          <table:table-cell table:formula="of:=([.C12]+[.D11])*[.$B$5]" office:value-type="float" office:value="400" calcext:value-type="float">
            <text:p>400</text:p>
          </table:table-cell>
          <table:table-cell/>
          <table:table-cell office:value-type="float" office:value="5" calcext:value-type="float">
            <text:p>5</text:p>
          </table:table-cell>
          <table:table-cell table:formula="of:=1" office:value-type="float" office:value="1" calcext:value-type="float">
            <text:p>1</text:p>
          </table:table-cell>
          <table:table-cell table:formula="of:=([.H11]+[.G12])*[.$F$5]" office:value-type="float" office:value="6.1532907407" calcext:value-type="float">
            <text:p>6.153290740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200" calcext:value-type="float">
            <text:p>-200</text:p>
          </table:table-cell>
          <table:table-cell table:formula="of:=([.C13]+[.D12])*[.$B$5]" office:value-type="float" office:value="400" calcext:value-type="float">
            <text:p>4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H12]+[.G13])*[.$F$5]" office:value-type="float" office:value="7.654021092549" calcext:value-type="float">
            <text:p>7.65402109254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200" calcext:value-type="float">
            <text:p>-200</text:p>
          </table:table-cell>
          <table:table-cell table:formula="of:=([.C14]+[.D13])*[.$B$5]" office:value-type="float" office:value="400" calcext:value-type="float">
            <text:p>400</text:p>
          </table:table-cell>
          <table:table-cell/>
          <table:table-cell office:value-type="float" office:value="7" calcext:value-type="float">
            <text:p>7</text:p>
          </table:table-cell>
          <table:table-cell table:formula="of:=1" office:value-type="float" office:value="1" calcext:value-type="float">
            <text:p>1</text:p>
          </table:table-cell>
          <table:table-cell table:formula="of:=([.H13]+[.G14])*[.$F$5]" office:value-type="float" office:value="9.25980256902743" calcext:value-type="float">
            <text:p>9.2598025690274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200" calcext:value-type="float">
            <text:p>-200</text:p>
          </table:table-cell>
          <table:table-cell table:formula="of:=([.C15]+[.D14])*[.$B$5]" office:value-type="float" office:value="400" calcext:value-type="float">
            <text:p>4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([.H14]+[.G15])*[.$F$5]" office:value-type="float" office:value="10.9779887488594" calcext:value-type="float">
            <text:p>10.977988748859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200" calcext:value-type="float">
            <text:p>-200</text:p>
          </table:table-cell>
          <table:table-cell table:formula="of:=([.C16]+[.D15])*[.$B$5]" office:value-type="float" office:value="400" calcext:value-type="float">
            <text:p>4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[.H15]+[.G16])*[.$F$5]" office:value-type="float" office:value="12.8164479612795" calcext:value-type="float">
            <text:p>12.816447961279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200" calcext:value-type="float">
            <text:p>-200</text:p>
          </table:table-cell>
          <table:table-cell table:formula="of:=([.C17]+[.D16])*[.$B$5]" office:value-type="float" office:value="400" calcext:value-type="float">
            <text:p>4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([.H16]+[.G17])*[.$F$5]" office:value-type="float" office:value="14.7835993185691" calcext:value-type="float">
            <text:p>14.783599318569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200" calcext:value-type="float">
            <text:p>-200</text:p>
          </table:table-cell>
          <table:table-cell table:formula="of:=([.C18]+[.D17])*[.$B$5]" office:value-type="float" office:value="400" calcext:value-type="float">
            <text:p>4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([.H17]+[.G18])*[.$F$5]" office:value-type="float" office:value="16.8884512708689" calcext:value-type="float">
            <text:p>16.8884512708689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1" office:value-type="float" office:value="1" calcext:value-type="float">
            <text:p>1</text:p>
          </table:table-cell>
          <table:table-cell table:formula="of:=([.H18]+[.G19])*[.$F$5]" office:value-type="float" office:value="19.1406428598297" calcext:value-type="float">
            <text:p>19.1406428598297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([.H19]+[.G20])*[.$F$5]" office:value-type="float" office:value="21.5504878600178" calcext:value-type="float">
            <text:p>21.5504878600178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1" office:value-type="float" office:value="1" calcext:value-type="float">
            <text:p>1</text:p>
          </table:table-cell>
          <table:table-cell table:formula="of:=([.H20]+[.G21])*[.$F$5]" office:value-type="float" office:value="24.1290220102191" calcext:value-type="float">
            <text:p>24.1290220102191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([.H21]+[.G22])*[.$F$5]" office:value-type="float" office:value="26.8880535509344" calcext:value-type="float">
            <text:p>26.8880535509344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1" office:value-type="float" office:value="1" calcext:value-type="float">
            <text:p>1</text:p>
          </table:table-cell>
          <table:table-cell table:formula="of:=([.H22]+[.G23])*[.$F$5]" office:value-type="float" office:value="29.8402172994998" calcext:value-type="float">
            <text:p>29.8402172994998</text:p>
          </table:table-cell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([.H23]+[.G24])*[.$F$5]" office:value-type="float" office:value="32.9990325104648" calcext:value-type="float">
            <text:p>32.9990325104648</text:p>
          </table:table-cell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formula="of:=1" office:value-type="float" office:value="1" calcext:value-type="float">
            <text:p>1</text:p>
          </table:table-cell>
          <table:table-cell table:formula="of:=([.H24]+[.G25])*[.$F$5]" office:value-type="float" office:value="36.3789647861973" calcext:value-type="float">
            <text:p>36.3789647861973</text:p>
          </table:table-cell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([.H25]+[.G26])*[.$F$5]" office:value-type="float" office:value="39.9954923212312" calcext:value-type="float">
            <text:p>39.9954923212312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([.H26]+[.G27])*[.$F$5]" office:value-type="float" office:value="43.8651767837173" calcext:value-type="float">
            <text:p>43.8651767837173</text:p>
          </table:table-cell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([.H27]+[.G28])*[.$F$5]" office:value-type="float" office:value="48.0057391585776" calcext:value-type="float">
            <text:p>48.0057391585776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([.H28]+[.G29])*[.$F$5]" office:value-type="float" office:value="52.436140899678" calcext:value-type="float">
            <text:p>52.436140899678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formula="of:=1" office:value-type="float" office:value="1" calcext:value-type="float">
            <text:p>1</text:p>
          </table:table-cell>
          <table:table-cell table:formula="of:=([.H29]+[.G30])*[.$F$5]" office:value-type="float" office:value="57.1766707626555" calcext:value-type="float">
            <text:p>57.1766707626555</text:p>
          </table:table-cell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([.H30]+[.G31])*[.$F$5]" office:value-type="float" office:value="62.2490377160413" calcext:value-type="float">
            <text:p>62.2490377160413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1" office:value-type="float" office:value="1" calcext:value-type="float">
            <text:p>1</text:p>
          </table:table-cell>
          <table:table-cell table:formula="of:=([.H31]+[.G32])*[.$F$5]" office:value-type="float" office:value="67.6764703561642" calcext:value-type="float">
            <text:p>67.6764703561642</text:p>
          </table:table-cell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([.H32]+[.G33])*[.$F$5]" office:value-type="float" office:value="73.4838232810958" calcext:value-type="float">
            <text:p>73.4838232810958</text:p>
          </table:table-cell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table:formula="of:=1" office:value-type="float" office:value="1" calcext:value-type="float">
            <text:p>1</text:p>
          </table:table-cell>
          <table:table-cell table:formula="of:=([.H33]+[.G34])*[.$F$5]" office:value-type="float" office:value="79.6976909107725" calcext:value-type="float">
            <text:p>79.6976909107725</text:p>
          </table:table-cell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([.H34]+[.G35])*[.$F$5]" office:value-type="float" office:value="86.3465292745265" calcext:value-type="float">
            <text:p>86.3465292745265</text:p>
          </table:table-cell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formula="of:=1" office:value-type="float" office:value="1" calcext:value-type="float">
            <text:p>1</text:p>
          </table:table-cell>
          <table:table-cell table:formula="of:=([.H35]+[.G36])*[.$F$5]" office:value-type="float" office:value="93.4607863237434" calcext:value-type="float">
            <text:p>93.4607863237434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([.H36]+[.G37])*[.$F$5]" office:value-type="float" office:value="101.073041366405" calcext:value-type="float">
            <text:p>101.073041366405</text:p>
          </table:table-cell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([.H37]+[.G38])*[.$F$5]" office:value-type="float" office:value="109.218154262054" calcext:value-type="float">
            <text:p>109.218154262054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([.H38]+[.G39])*[.$F$5]" office:value-type="float" office:value="117.933425060398" calcext:value-type="float">
            <text:p>117.933425060398</text:p>
          </table:table-cell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([.H39]+[.G40])*[.$F$5]" office:value-type="float" office:value="127.258764814625" calcext:value-type="float">
            <text:p>127.258764814625</text:p>
          </table:table-cell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table:formula="of:=1" office:value-type="float" office:value="1" calcext:value-type="float">
            <text:p>1</text:p>
          </table:table-cell>
          <table:table-cell table:formula="of:=([.H40]+[.G41])*[.$F$5]" office:value-type="float" office:value="137.236878351649" calcext:value-type="float">
            <text:p>137.236878351649</text:p>
          </table:table-cell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([.H41]+[.G42])*[.$F$5]" office:value-type="float" office:value="147.913459836265" calcext:value-type="float">
            <text:p>147.913459836265</text:p>
          </table:table-cell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formula="of:=1" office:value-type="float" office:value="1" calcext:value-type="float">
            <text:p>1</text:p>
          </table:table-cell>
          <table:table-cell table:formula="of:=([.H42]+[.G43])*[.$F$5]" office:value-type="float" office:value="159.337402024803" calcext:value-type="float">
            <text:p>159.337402024803</text:p>
          </table:table-cell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([.H43]+[.G44])*[.$F$5]" office:value-type="float" office:value="171.56102016654" calcext:value-type="float">
            <text:p>171.56102016654</text:p>
          </table:table-cell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table:formula="of:=1" office:value-type="float" office:value="1" calcext:value-type="float">
            <text:p>1</text:p>
          </table:table-cell>
          <table:table-cell table:formula="of:=([.H44]+[.G45])*[.$F$5]" office:value-type="float" office:value="184.640291578197" calcext:value-type="float">
            <text:p>184.640291578197</text:p>
          </table:table-cell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([.H45]+[.G46])*[.$F$5]" office:value-type="float" office:value="198.635111988671" calcext:value-type="float">
            <text:p>198.635111988671</text:p>
          </table:table-cell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table:formula="of:=1" office:value-type="float" office:value="1" calcext:value-type="float">
            <text:p>1</text:p>
          </table:table-cell>
          <table:table-cell table:formula="of:=([.H46]+[.G47])*[.$F$5]" office:value-type="float" office:value="213.609569827878" calcext:value-type="float">
            <text:p>213.609569827878</text:p>
          </table:table-cell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([.H47]+[.G48])*[.$F$5]" office:value-type="float" office:value="229.63223971583" calcext:value-type="float">
            <text:p>229.63223971583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([.H48]+[.G49])*[.$F$5]" office:value-type="float" office:value="246.776496495938" calcext:value-type="float">
            <text:p>246.776496495938</text:p>
          </table:table-cell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([.H49]+[.G50])*[.$F$5]" office:value-type="float" office:value="265.120851250653" calcext:value-type="float">
            <text:p>265.120851250653</text:p>
          </table:table-cell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([.H50]+[.G51])*[.$F$5]" office:value-type="float" office:value="284.749310838199" calcext:value-type="float">
            <text:p>284.749310838199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table:formula="of:=1" office:value-type="float" office:value="1" calcext:value-type="float">
            <text:p>1</text:p>
          </table:table-cell>
          <table:table-cell table:formula="of:=([.H51]+[.G52])*[.$F$5]" office:value-type="float" office:value="305.751762596873" calcext:value-type="float">
            <text:p>305.751762596873</text:p>
          </table:table-cell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([.H52]+[.G53])*[.$F$5]" office:value-type="float" office:value="328.224385978654" calcext:value-type="float">
            <text:p>328.224385978654</text:p>
          </table:table-cell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table:formula="of:=1" office:value-type="float" office:value="1" calcext:value-type="float">
            <text:p>1</text:p>
          </table:table-cell>
          <table:table-cell table:formula="of:=([.H53]+[.G54])*[.$F$5]" office:value-type="float" office:value="352.27009299716" calcext:value-type="float">
            <text:p>352.27009299716</text:p>
          </table:table-cell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([.H54]+[.G55])*[.$F$5]" office:value-type="float" office:value="377.998999506961" calcext:value-type="float">
            <text:p>377.998999506961</text:p>
          </table:table-cell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table:formula="of:=1" office:value-type="float" office:value="1" calcext:value-type="float">
            <text:p>1</text:p>
          </table:table-cell>
          <table:table-cell table:formula="of:=([.H55]+[.G56])*[.$F$5]" office:value-type="float" office:value="405.528929472449" calcext:value-type="float">
            <text:p>405.528929472449</text:p>
          </table:table-cell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([.H56]+[.G57])*[.$F$5]" office:value-type="float" office:value="434.98595453552" calcext:value-type="float">
            <text:p>434.98595453552</text:p>
          </table:table-cell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table:formula="of:=1" office:value-type="float" office:value="1" calcext:value-type="float">
            <text:p>1</text:p>
          </table:table-cell>
          <table:table-cell table:formula="of:=([.H57]+[.G58])*[.$F$5]" office:value-type="float" office:value="466.504971353006" calcext:value-type="float">
            <text:p>466.504971353006</text:p>
          </table:table-cell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([.H58]+[.G59])*[.$F$5]" office:value-type="float" office:value="500.230319347717" calcext:value-type="float">
            <text:p>500.230319347717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([.H59]+[.G60])*[.$F$5]" office:value-type="float" office:value="536.316441702057" calcext:value-type="float">
            <text:p>536.316441702057</text:p>
          </table:table-cell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([.H60]+[.G61])*[.$F$5]" office:value-type="float" office:value="574.928592621201" calcext:value-type="float">
            <text:p>574.928592621201</text:p>
          </table:table-cell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([.H61]+[.G62])*[.$F$5]" office:value-type="float" office:value="616.243594104685" calcext:value-type="float">
            <text:p>616.243594104685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formula="of:=1" office:value-type="float" office:value="1" calcext:value-type="float">
            <text:p>1</text:p>
          </table:table-cell>
          <table:table-cell table:formula="of:=([.H62]+[.G63])*[.$F$5]" office:value-type="float" office:value="660.450645692013" calcext:value-type="float">
            <text:p>660.450645692013</text:p>
          </table:table-cell>
        </table:table-row>
        <table:table-row table:style-name="ro1">
          <table:table-cell table:number-columns-repeated="5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([.H63]+[.G64])*[.$F$5]" office:value-type="float" office:value="707.752190890454" calcext:value-type="float">
            <text:p>707.752190890454</text:p>
          </table:table-cell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table:formula="of:=1" office:value-type="float" office:value="1" calcext:value-type="float">
            <text:p>1</text:p>
          </table:table-cell>
          <table:table-cell table:formula="of:=([.H64]+[.G65])*[.$F$5]" office:value-type="float" office:value="758.364844252786" calcext:value-type="float">
            <text:p>758.364844252786</text:p>
          </table:table-cell>
        </table:table-row>
        <table:table-row table:style-name="ro1">
          <table:table-cell table:number-columns-repeated="5"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([.H65]+[.G66])*[.$F$5]" office:value-type="float" office:value="812.520383350481" calcext:value-type="float">
            <text:p>812.520383350481</text:p>
          </table:table-cell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table:formula="of:=1" office:value-type="float" office:value="1" calcext:value-type="float">
            <text:p>1</text:p>
          </table:table-cell>
          <table:table-cell table:formula="of:=([.H66]+[.G67])*[.$F$5]" office:value-type="float" office:value="870.466810185015" calcext:value-type="float">
            <text:p>870.466810185015</text:p>
          </table:table-cell>
        </table:table-row>
        <table:table-row table:style-name="ro1">
          <table:table-cell table:number-columns-repeated="5"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([.H67]+[.G68])*[.$F$5]" office:value-type="float" office:value="932.469486897966" calcext:value-type="float">
            <text:p>932.469486897966</text:p>
          </table:table-cell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formula="of:=1" office:value-type="float" office:value="1" calcext:value-type="float">
            <text:p>1</text:p>
          </table:table-cell>
          <table:table-cell table:formula="of:=([.H68]+[.G69])*[.$F$5]" office:value-type="float" office:value="998.812350980824" calcext:value-type="float">
            <text:p>998.812350980824</text:p>
          </table:table-cell>
        </table:table-row>
        <table:table-row table:style-name="ro1">
          <table:table-cell table:number-columns-repeated="5"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([.H69]+[.G70])*[.$F$5]" office:value-type="float" office:value="1069.79921554948" calcext:value-type="float">
            <text:p>1069.79921554948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([.H70]+[.G71])*[.$F$5]" office:value-type="float" office:value="1145.75516063795" calcext:value-type="float">
            <text:p>1145.75516063795</text:p>
          </table:table-cell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([.H71]+[.G72])*[.$F$5]" office:value-type="float" office:value="1227.0280218826" calcext:value-type="float">
            <text:p>1227.0280218826</text:p>
          </table:table-cell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([.H72]+[.G73])*[.$F$5]" office:value-type="float" office:value="1313.98998341438" calcext:value-type="float">
            <text:p>1313.98998341438</text:p>
          </table:table-cell>
        </table:table-row>
        <table:table-row table:style-name="ro1">
          <table:table-cell table:number-columns-repeated="5"/>
          <table:table-cell office:value-type="float" office:value="67" calcext:value-type="float">
            <text:p>67</text:p>
          </table:table-cell>
          <table:table-cell table:formula="of:=1" office:value-type="float" office:value="1" calcext:value-type="float">
            <text:p>1</text:p>
          </table:table-cell>
          <table:table-cell table:formula="of:=([.H73]+[.G74])*[.$F$5]" office:value-type="float" office:value="1407.03928225339" calcext:value-type="float">
            <text:p>1407.03928225339</text:p>
          </table:table-cell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([.H74]+[.G75])*[.$F$5]" office:value-type="float" office:value="1506.60203201113" calcext:value-type="float">
            <text:p>1506.60203201113</text:p>
          </table:table-cell>
        </table:table-row>
        <table:table-row table:style-name="ro1">
          <table:table-cell table:number-columns-repeated="5"/>
          <table:table-cell office:value-type="float" office:value="69" calcext:value-type="float">
            <text:p>69</text:p>
          </table:table-cell>
          <table:table-cell table:formula="of:=1" office:value-type="float" office:value="1" calcext:value-type="float">
            <text:p>1</text:p>
          </table:table-cell>
          <table:table-cell table:formula="of:=([.H75]+[.G76])*[.$F$5]" office:value-type="float" office:value="1613.13417425191" calcext:value-type="float">
            <text:p>1613.13417425191</text:p>
          </table:table-cell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([.H76]+[.G77])*[.$F$5]" office:value-type="float" office:value="1727.12356644954" calcext:value-type="float">
            <text:p>1727.12356644954</text:p>
          </table:table-cell>
        </table:table-row>
        <table:table-row table:style-name="ro1">
          <table:table-cell table:number-columns-repeated="5"/>
          <table:table-cell office:value-type="float" office:value="71" calcext:value-type="float">
            <text:p>71</text:p>
          </table:table-cell>
          <table:table-cell table:formula="of:=1" office:value-type="float" office:value="1" calcext:value-type="float">
            <text:p>1</text:p>
          </table:table-cell>
          <table:table-cell table:formula="of:=([.H77]+[.G78])*[.$F$5]" office:value-type="float" office:value="1849.09221610101" calcext:value-type="float">
            <text:p>1849.09221610101</text:p>
          </table:table-cell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([.H78]+[.G79])*[.$F$5]" office:value-type="float" office:value="1979.59867122808" calcext:value-type="float">
            <text:p>1979.59867122808</text:p>
          </table:table-cell>
        </table:table-row>
        <table:table-row table:style-name="ro1">
          <table:table-cell table:number-columns-repeated="5"/>
          <table:table-cell office:value-type="float" office:value="73" calcext:value-type="float">
            <text:p>73</text:p>
          </table:table-cell>
          <table:table-cell table:formula="of:=1" office:value-type="float" office:value="1" calcext:value-type="float">
            <text:p>1</text:p>
          </table:table-cell>
          <table:table-cell table:formula="of:=([.H79]+[.G80])*[.$F$5]" office:value-type="float" office:value="2119.24057821404" calcext:value-type="float">
            <text:p>2119.24057821404</text:p>
          </table:table-cell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([.H80]+[.G81])*[.$F$5]" office:value-type="float" office:value="2268.65741868903" calcext:value-type="float">
            <text:p>2268.65741868903</text:p>
          </table:table-cell>
        </table:table-row>
        <table:table-row table:style-name="ro1"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([.H81]+[.G82])*[.$F$5]" office:value-type="float" office:value="2428.53343799726" calcext:value-type="float">
            <text:p>2428.53343799726</text:p>
          </table:table-cell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([.H82]+[.G83])*[.$F$5]" office:value-type="float" office:value="2599.60077865707" calcext:value-type="float">
            <text:p>2599.60077865707</text:p>
          </table:table-cell>
        </table:table-row>
        <table:table-row table:style-name="ro1">
          <table:table-cell table:number-columns-repeated="5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([.H83]+[.G84])*[.$F$5]" office:value-type="float" office:value="2782.64283316306" calcext:value-type="float">
            <text:p>2782.64283316306</text:p>
          </table:table-cell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table:formula="of:=1" office:value-type="float" office:value="1" calcext:value-type="float">
            <text:p>1</text:p>
          </table:table-cell>
          <table:table-cell table:formula="of:=([.H84]+[.G85])*[.$F$5]" office:value-type="float" office:value="2978.49783148448" calcext:value-type="float">
            <text:p>2978.49783148448</text:p>
          </table:table-cell>
        </table:table-row>
        <table:table-row table:style-name="ro1">
          <table:table-cell table:number-columns-repeated="5"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([.H85]+[.G86])*[.$F$5]" office:value-type="float" office:value="3188.06267968839" calcext:value-type="float">
            <text:p>3188.06267968839</text:p>
          </table:table-cell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table:formula="of:=1" office:value-type="float" office:value="1" calcext:value-type="float">
            <text:p>1</text:p>
          </table:table-cell>
          <table:table-cell table:formula="of:=([.H86]+[.G87])*[.$F$5]" office:value-type="float" office:value="3412.29706726658" calcext:value-type="float">
            <text:p>3412.29706726658</text:p>
          </table:table-cell>
        </table:table-row>
        <table:table-row table:style-name="ro1"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([.H87]+[.G88])*[.$F$5]" office:value-type="float" office:value="3652.22786197524" calcext:value-type="float">
            <text:p>3652.22786197524</text:p>
          </table:table-cell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table:formula="of:=1" office:value-type="float" office:value="1" calcext:value-type="float">
            <text:p>1</text:p>
          </table:table-cell>
          <table:table-cell table:formula="of:=([.H88]+[.G89])*[.$F$5]" office:value-type="float" office:value="3908.95381231351" calcext:value-type="float">
            <text:p>3908.95381231351</text:p>
          </table:table-cell>
        </table:table-row>
        <table:table-row table:style-name="ro1">
          <table:table-cell table:number-columns-repeated="5"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([.H89]+[.G90])*[.$F$5]" office:value-type="float" office:value="4183.65057917545" calcext:value-type="float">
            <text:p>4183.65057917545</text:p>
          </table:table-cell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1" office:value-type="float" office:value="1" calcext:value-type="float">
            <text:p>1</text:p>
          </table:table-cell>
          <table:table-cell table:formula="of:=([.H90]+[.G91])*[.$F$5]" office:value-type="float" office:value="4477.57611971774" calcext:value-type="float">
            <text:p>4477.57611971774</text:p>
          </table:table-cell>
        </table:table-row>
        <table:table-row table:style-name="ro1"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([.H91]+[.G92])*[.$F$5]" office:value-type="float" office:value="4792.07644809798" calcext:value-type="float">
            <text:p>4792.07644809798</text:p>
          </table:table-cell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([.H92]+[.G93])*[.$F$5]" office:value-type="float" office:value="5128.59179946484" calcext:value-type="float">
            <text:p>5128.59179946484</text:p>
          </table:table-cell>
        </table:table-row>
        <table:table-row table:style-name="ro1"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([.H93]+[.G94])*[.$F$5]" office:value-type="float" office:value="5488.66322542737" calcext:value-type="float">
            <text:p>5488.66322542737</text:p>
          </table:table-cell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([.H94]+[.G95])*[.$F$5]" office:value-type="float" office:value="5873.93965120729" calcext:value-type="float">
            <text:p>5873.93965120729</text:p>
          </table:table-cell>
        </table:table-row>
        <table:table-row table:style-name="ro1">
          <table:table-cell table:number-columns-repeated="5"/>
          <table:table-cell office:value-type="float" office:value="89" calcext:value-type="float">
            <text:p>89</text:p>
          </table:table-cell>
          <table:table-cell table:formula="of:=1" office:value-type="float" office:value="1" calcext:value-type="float">
            <text:p>1</text:p>
          </table:table-cell>
          <table:table-cell table:formula="of:=([.H95]+[.G96])*[.$F$5]" office:value-type="float" office:value="6286.1854267918" calcext:value-type="float">
            <text:p>6286.1854267918</text:p>
          </table:table-cell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([.H96]+[.G97])*[.$F$5]" office:value-type="float" office:value="6727.28840666723" calcext:value-type="float">
            <text:p>6727.28840666723</text:p>
          </table:table-cell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formula="of:=1" office:value-type="float" office:value="1" calcext:value-type="float">
            <text:p>1</text:p>
          </table:table-cell>
          <table:table-cell table:formula="of:=([.H97]+[.G98])*[.$F$5]" office:value-type="float" office:value="7199.26859513393" calcext:value-type="float">
            <text:p>7199.26859513393</text:p>
          </table:table-cell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([.H98]+[.G99])*[.$F$5]" office:value-type="float" office:value="7704.28739679331" calcext:value-type="float">
            <text:p>7704.28739679331</text:p>
          </table:table-cell>
        </table:table-row>
        <table:table-row table:style-name="ro1">
          <table:table-cell table:number-columns-repeated="5"/>
          <table:table-cell office:value-type="float" office:value="93" calcext:value-type="float">
            <text:p>93</text:p>
          </table:table-cell>
          <table:table-cell table:formula="of:=1" office:value-type="float" office:value="1" calcext:value-type="float">
            <text:p>1</text:p>
          </table:table-cell>
          <table:table-cell table:formula="of:=([.H99]+[.G100])*[.$F$5]" office:value-type="float" office:value="8244.65751456884" calcext:value-type="float">
            <text:p>8244.65751456884</text:p>
          </table:table-cell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([.H100]+[.G101])*[.$F$5]" office:value-type="float" office:value="8822.85354058866" calcext:value-type="float">
            <text:p>8822.85354058866</text:p>
          </table:table-cell>
        </table:table-row>
        <table:table-row table:style-name="ro1">
          <table:table-cell table:number-columns-repeated="5"/>
          <table:table-cell office:value-type="float" office:value="95" calcext:value-type="float">
            <text:p>95</text:p>
          </table:table-cell>
          <table:table-cell table:formula="of:=1" office:value-type="float" office:value="1" calcext:value-type="float">
            <text:p>1</text:p>
          </table:table-cell>
          <table:table-cell table:formula="of:=([.H101]+[.G102])*[.$F$5]" office:value-type="float" office:value="9441.52328842987" calcext:value-type="float">
            <text:p>9441.52328842987</text:p>
          </table:table-cell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([.H102]+[.G103])*[.$F$5]" office:value-type="float" office:value="10103.49991862" calcext:value-type="float">
            <text:p>10103.49991862</text:p>
          </table:table-cell>
        </table:table-row>
        <table:table-row table:style-name="ro1">
          <table:table-cell table:number-columns-repeated="5"/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([.H103]+[.G104])*[.$F$5]" office:value-type="float" office:value="10811.8149129234" calcext:value-type="float">
            <text:p>10811.8149129234</text:p>
          </table:table-cell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([.H104]+[.G105])*[.$F$5]" office:value-type="float" office:value="11569.711956828" calcext:value-type="float">
            <text:p>11569.711956828</text:p>
          </table:table-cell>
        </table:table-row>
        <table:table-row table:style-name="ro1">
          <table:table-cell table:number-columns-repeated="5"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([.H105]+[.G106])*[.$F$5]" office:value-type="float" office:value="12380.6617938059" calcext:value-type="float">
            <text:p>12380.6617938059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([.H106]+[.G107])*[.$F$5]" office:value-type="float" office:value="13248.3781193724" calcext:value-type="float">
            <text:p>13248.3781193724</text:p>
          </table:table-cell>
        </table:table-row>
        <table:table-row table:style-name="ro1"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-13248" calcext:value-type="float">
            <text:p>-13248</text:p>
          </table:table-cell>
          <table:table-cell table:formula="of:=([.H107]+[.G108])*[.$F$5]" office:value-type="float" office:value="0.404587728429888" calcext:value-type="float">
            <text:p>0.404587728429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00:40:56.1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4T15:48:36.515000000</meta:creation-date>
    <dc:date>2020-11-15T00:55:01.071000000</dc:date>
    <meta:editing-duration>PT27M18S</meta:editing-duration>
    <meta:editing-cycles>4</meta:editing-cycles>
    <meta:generator>LibreOffice/6.4.6.2$Windows_X86_64 LibreOffice_project/0ce51a4fd21bff07a5c061082cc82c5ed232f115</meta:generator>
    <meta:document-statistic meta:table-count="1" meta:cell-count="346" meta:object-count="0"/>
  </office:meta>
</office:document-meta>
</file>